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c2b" officeooo:paragraph-rsid="001e3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rontend: ---&gt;</text:p>
      <text:p text:style-name="P1">MetaStack</text:p>
      <text:p text:style-name="Standard"><text:a xlink:type="simple" xlink:href="https://metastack-ss.web.app/#/" text:style-name="Internet_20_link" text:visited-style-name="Visited_20_Internet_20_Link">https://metastack-ss.web.app/#/</text:a></text:p>
      <text:p text:style-name="Standard"/>
      <text:p text:style-name="Standard"/>
      <text:p text:style-name="P1">Chat-app</text:p>
      <text:p text:style-name="P1"><text:a xlink:type="simple" xlink:href="https://pradip-chat-app.herokuapp.com/" text:style-name="Internet_20_link" text:visited-style-name="Visited_20_Internet_20_Link">https://pradip-chat-app.herokuapp.com/</text:a></text:p>
      <text:p text:style-name="P1"/>
      <text:p text:style-name="P1">Weather-App</text:p>
      <text:p text:style-name="P1"><text:a xlink:type="simple" xlink:href="https://weather-app-pradip.herokuapp.com/" text:style-name="Internet_20_link" text:visited-style-name="Visited_20_Internet_20_Link">https://weather-app-pradip.herokuapp.com/</text:a></text:p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5:43:33.951964600</meta:creation-date>
    <dc:date>2022-04-05T15:46:37.481423126</dc:date>
    <meta:editing-duration>PT3M3S</meta:editing-duration>
    <meta:editing-cycles>1</meta:editing-cycles>
    <meta:document-statistic meta:table-count="0" meta:image-count="0" meta:object-count="0" meta:page-count="1" meta:paragraph-count="7" meta:word-count="9" meta:character-count="152" meta:non-whitespace-character-count="151"/>
    <meta:generator>LibreOffice/6.4.7.2$Linux_X86_64 LibreOffice_project/40$Build-2</meta:generator>
  </office:meta>
</office:document-meta>
</file>